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68cm"/>
    </style:style>
    <style:style style:name="co3" style:family="table-column">
      <style:table-column-properties fo:break-before="auto" style:column-width="1.78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1.621cm"/>
    </style:style>
    <style:style style:name="co7" style:family="table-column">
      <style:table-column-properties fo:break-before="auto" style:column-width="1.538cm"/>
    </style:style>
    <style:style style:name="co8" style:family="table-column">
      <style:table-column-properties fo:break-before="auto" style:column-width="1.593cm"/>
    </style:style>
    <style:style style:name="co9" style:family="table-column">
      <style:table-column-properties fo:break-before="auto" style:column-width="1.318cm"/>
    </style:style>
    <style:style style:name="co10" style:family="table-column">
      <style:table-column-properties fo:break-before="auto" style:column-width="1.346cm"/>
    </style:style>
    <style:style style:name="co11" style:family="table-column">
      <style:table-column-properties fo:break-before="auto" style:column-width="1.565cm"/>
    </style:style>
    <style:style style:name="co12" style:family="table-column">
      <style:table-column-properties fo:break-before="auto" style:column-width="1.154cm"/>
    </style:style>
    <style:style style:name="co13" style:family="table-column">
      <style:table-column-properties fo:break-before="auto" style:column-width="1.401cm"/>
    </style:style>
    <style:style style:name="co14" style:family="table-column">
      <style:table-column-properties fo:break-before="auto" style:column-width="1.263cm"/>
    </style:style>
    <style:style style:name="co15" style:family="table-column">
      <style:table-column-properties fo:break-before="auto" style:column-width="1.427cm"/>
    </style:style>
    <style:style style:name="co16" style:family="table-column">
      <style:table-column-properties fo:break-before="auto" style:column-width="2.06cm"/>
    </style:style>
    <style:style style:name="co17" style:family="table-column">
      <style:table-column-properties fo:break-before="auto" style:column-width="2.2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30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0"/>
    <style:style style:name="ce8" style:family="table-cell" style:parent-style-name="Default" style:data-style-name="N60"/>
    <style:style style:name="ce9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/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4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cm"/>
      <style:text-properties style:font-weight-asian="normal"/>
    </style:style>
    <style:style style:name="ce15" style:family="table-cell" style:parent-style-name="Default" style:data-style-name="N3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name="Liberation Sans1"/>
    </style:style>
    <style:style style:name="T2" style:family="text">
      <style:text-properties style:text-position="-33% 58%"/>
    </style:style>
    <style:style style:name="T3" style:family="text">
      <style:text-properties style:text-position="33% 58%"/>
    </style:style>
    <style:style style:name="T4" style:family="text">
      <style:text-properties style:font-name="Liberation Sans1" style:font-weight-asian="bold" style:font-weight-complex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text-position="33% 58%" style:font-weight-asian="bold" style:font-weight-complex="bold"/>
    </style:style>
  </office:automatic-styles>
  <office:body>
    <office:spreadsheet>
      <table:table table:name="Lis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1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table:number-columns-spanned="6" table:number-rows-spanned="1">
            <text:p>E = 100V/cm</text:p>
          </table:table-cell>
          <table:covered-table-cell table:number-columns-repeated="2" table:style-name="ce3"/>
          <table:covered-table-cell table:number-columns-repeated="3"/>
          <table:table-cell table:style-name="Default"/>
          <table:table-cell table:number-columns-repeated="17"/>
        </table:table-row>
        <table:table-row table:style-name="ro2">
          <table:table-cell table:number-columns-repeated="2"/>
          <table:table-cell table:style-name="ce2" office:value-type="string">
            <text:p>x [mm]</text:p>
          </table:table-cell>
          <table:table-cell table:style-name="ce2" office:value-type="string">
            <text:p>I[pA]</text:p>
          </table:table-cell>
          <table:table-cell table:style-name="ce2" office:value-type="string">
            <text:p><text:span text:style-name="T1"><text:s/></text:span><text:span text:style-name="T1">σ</text:span>I [pA]</text:p>
          </table:table-cell>
          <table:table-cell table:style-name="ce5" office:value-type="string">
            <text:p>I<text:span text:style-name="T2">1</text:span> [pA]</text:p>
          </table:table-cell>
          <table:table-cell table:style-name="ce5" office:value-type="string">
            <text:p>I<text:span text:style-name="T2">2</text:span> [pA]</text:p>
          </table:table-cell>
          <table:table-cell table:style-name="ce5" office:value-type="string">
            <text:p>I<text:span text:style-name="T2">3</text:span> [pA]</text:p>
          </table:table-cell>
          <table:table-cell table:style-name="ce6" office:value-type="string">
            <text:p>I<text:span text:style-name="T2">4</text:span> [pA]</text:p>
          </table:table-cell>
          <table:table-cell/>
          <table:table-cell table:style-name="ce7" office:value-type="string">
            <text:p>I_0</text:p>
          </table:table-cell>
          <table:table-cell table:style-name="ce8" office:value-type="float" office:value="5.46401521822356">
            <text:p>5,46E+000</text:p>
          </table:table-cell>
          <table:table-cell table:style-name="ce8" office:value-type="float" office:value="0.0904296451124613">
            <text:p>9,04E-002</text:p>
          </table:table-cell>
          <table:table-cell table:number-columns-repeated="2"/>
          <table:table-cell table:style-name="ce11" office:value-type="string">
            <text:p>E [V/cm]</text:p>
          </table:table-cell>
          <table:table-cell table:style-name="ce11" office:value-type="string">
            <text:p>p [Pa]</text:p>
          </table:table-cell>
          <table:table-cell table:style-name="ce13" office:value-type="string">
            <text:p><text:s/>σp [Pa]</text:p>
          </table:table-cell>
          <table:table-cell table:style-name="ce13" office:value-type="string">
            <text:p><text:span text:style-name="T1"><text:s/></text:span><text:span text:style-name="T1">α</text:span> [m<text:span text:style-name="T3">-1</text:span>]</text:p>
          </table:table-cell>
          <table:table-cell table:style-name="ce13" office:value-type="string">
            <text:p><text:span text:style-name="T1"><text:s/></text:span><text:span text:style-name="T1">σα</text:span> [m<text:span text:style-name="T3">-1</text:span>]</text:p>
          </table:table-cell>
          <table:table-cell table:style-name="ce15" office:value-type="string">
            <text:p>I<text:span text:style-name="T2">0</text:span> [pA]</text:p>
          </table:table-cell>
          <table:table-cell table:style-name="ce15" office:value-type="string">
            <text:p><text:span text:style-name="T1">σ</text:span>I<text:span text:style-name="T2">0</text:span> [pA]</text:p>
          </table:table-cell>
          <table:table-cell table:style-name="ce11" office:value-type="string">
            <text:p>I<text:span text:style-name="T2">p</text:span> [pA]</text:p>
          </table:table-cell>
          <table:table-cell table:style-name="ce11" office:value-type="string">
            <text:p><text:span text:style-name="T1">σ</text:span>I<text:span text:style-name="T2">p</text:span> [pA]</text:p>
          </table:table-cell>
          <table:table-cell table:style-name="ce18" office:value-type="string">
            <text:p><text:span text:style-name="T1">α</text:span>/p[Pa.m<text:span text:style-name="T3">-1</text:span>]</text:p>
          </table:table-cell>
          <table:table-cell table:style-name="ce18" office:value-type="string">
            <text:p><text:span text:style-name="T4">σα</text:span><text:span text:style-name="T5">/p[Pa.m</text:span><text:span text:style-name="T6">-1</text:span><text:span text:style-name="T5">]</text:span>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AVERAGE([.F7:.H7])" office:value-type="float" office:value="177.133333333333">
            <text:p>177,13</text:p>
          </table:table-cell>
          <table:table-cell table:formula="of:=STDEV([.F7:.H7])" office:value-type="float" office:value="1.955334583475">
            <text:p>1,96</text:p>
          </table:table-cell>
          <table:table-cell office:value-type="float" office:value="175.1">
            <text:p>175,1</text:p>
          </table:table-cell>
          <table:table-cell office:value-type="float" office:value="179">
            <text:p>179</text:p>
          </table:table-cell>
          <table:table-cell office:value-type="float" office:value="177.3">
            <text:p>177,3</text:p>
          </table:table-cell>
          <table:table-cell table:style-name="Default"/>
          <table:table-cell/>
          <table:table-cell office:value-type="string">
            <text:p>Alpha</text:p>
          </table:table-cell>
          <table:table-cell table:style-name="ce8" office:value-type="float" office:value="174.68287796546">
            <text:p>1,75E+002</text:p>
          </table:table-cell>
          <table:table-cell table:style-name="ce8" office:value-type="float" office:value="0.70294830230985">
            <text:p>7,03E-001</text:p>
          </table:table-cell>
          <table:table-cell table:number-columns-repeated="2"/>
          <table:table-cell table:style-name="ce12" office:value-type="float" office:value="80">
            <text:p>80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6">
            <text:p>6</text:p>
          </table:table-cell>
          <table:table-cell table:style-name="ce14" office:value-type="float" office:value="103.870749665164">
            <text:p>103,9</text:p>
          </table:table-cell>
          <table:table-cell table:style-name="ce14" office:value-type="float" office:value="6.44050816071827">
            <text:p>6,4</text:p>
          </table:table-cell>
          <table:table-cell table:style-name="ce16" office:value-type="float" office:value="14.4999089634163">
            <text:p>14,50</text:p>
          </table:table-cell>
          <table:table-cell table:style-name="ce16" office:value-type="float" office:value="0.272829503607616">
            <text:p>0,27</text:p>
          </table:table-cell>
          <table:table-cell table:style-name="ce16" office:value-type="float" office:value="-2.44933687143354">
            <text:p>-2,45</text:p>
          </table:table-cell>
          <table:table-cell table:style-name="ce16" office:value-type="float" office:value="1.72963119877238">
            <text:p>1,73</text:p>
          </table:table-cell>
          <table:table-cell table:style-name="ce19" table:formula="of:=[.S7]/[.Q7]" office:value-type="float" office:value="1.67533467201877">
            <text:p>1,675</text:p>
          </table:table-cell>
          <table:table-cell table:style-name="ce19" table:formula="of:=SQRT( (1/([.Q7]^2))*([.T7]^2) +([.S7]^2/([.Q7]^4))*([.R7]^2))" office:value-type="float" office:value="0.192553228478751">
            <text:p>0,193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AVERAGE([.F8:.H8])" office:value-type="float" office:value="123.2">
            <text:p>123,20</text:p>
          </table:table-cell>
          <table:table-cell table:formula="of:=STDEV([.F8:.H8])" office:value-type="float" office:value="0.793725393319375">
            <text:p>0,79</text:p>
          </table:table-cell>
          <table:table-cell office:value-type="float" office:value="122.6">
            <text:p>122,6</text:p>
          </table:table-cell>
          <table:table-cell office:value-type="float" office:value="124.1">
            <text:p>124,1</text:p>
          </table:table-cell>
          <table:table-cell office:value-type="float" office:value="122.9">
            <text:p>122,9</text:p>
          </table:table-cell>
          <table:table-cell table:style-name="Default"/>
          <table:table-cell/>
          <table:table-cell office:value-type="string">
            <text:p>ip</text:p>
          </table:table-cell>
          <table:table-cell table:style-name="ce8" office:value-type="float" office:value="-2.67573289543807">
            <text:p>-2,68E+000</text:p>
          </table:table-cell>
          <table:table-cell table:style-name="ce8" office:value-type="float" office:value="0.475223239270686">
            <text:p>4,75E-001</text:p>
          </table:table-cell>
          <table:table-cell table:number-columns-repeated="2"/>
          <table:table-cell table:style-name="ce12" office:value-type="float" office:value="100">
            <text:p>100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6">
            <text:p>6</text:p>
          </table:table-cell>
          <table:table-cell table:style-name="ce14" office:value-type="float" office:value="174.68287796546">
            <text:p>174,7</text:p>
          </table:table-cell>
          <table:table-cell table:style-name="ce14" office:value-type="float" office:value="0.70294830230985">
            <text:p>0,7</text:p>
          </table:table-cell>
          <table:table-cell table:style-name="ce16" office:value-type="float" office:value="5.46401521822356">
            <text:p>5,46</text:p>
          </table:table-cell>
          <table:table-cell table:style-name="ce16" office:value-type="float" office:value="0.0904296451124613">
            <text:p>0,09</text:p>
          </table:table-cell>
          <table:table-cell table:style-name="ce16" office:value-type="float" office:value="-2.67573289543807">
            <text:p>-2,68</text:p>
          </table:table-cell>
          <table:table-cell table:style-name="ce16" office:value-type="float" office:value="0.475223239270686">
            <text:p>0,48</text:p>
          </table:table-cell>
          <table:table-cell table:style-name="ce19" table:formula="of:=[.S8]/[.Q8]" office:value-type="float" office:value="2.81746577363645">
            <text:p>2,817</text:p>
          </table:table-cell>
          <table:table-cell table:style-name="ce19" table:formula="of:=SQRT( (1/([.Q8]^2))*([.T8]^2) +([.S8]^2/([.Q8]^4))*([.R8]^2))" office:value-type="float" office:value="0.272893606460235">
            <text:p>0,273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AVERAGE([.F9:.H9])" office:value-type="float" office:value="86.7333333333333">
            <text:p>86,73</text:p>
          </table:table-cell>
          <table:table-cell table:formula="of:=STDEV([.F9:.H9])" office:value-type="float" office:value="2.89194283023253">
            <text:p>2,89</text:p>
          </table:table-cell>
          <table:table-cell office:value-type="float" office:value="83.6">
            <text:p>83,6</text:p>
          </table:table-cell>
          <table:table-cell office:value-type="float" office:value="87.3">
            <text:p>87,3</text:p>
          </table:table-cell>
          <table:table-cell office:value-type="float" office:value="89.3">
            <text:p>89,3</text:p>
          </table:table-cell>
          <table:table-cell table:style-name="Default"/>
          <table:table-cell table:number-columns-repeated="6"/>
          <table:table-cell table:style-name="ce12" office:value-type="float" office:value="110">
            <text:p>110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6">
            <text:p>6</text:p>
          </table:table-cell>
          <table:table-cell table:style-name="ce14" office:value-type="float" office:value="222.79028078659">
            <text:p>222,8</text:p>
          </table:table-cell>
          <table:table-cell table:style-name="ce14" office:value-type="float" office:value="2.4341569585436">
            <text:p>2,4</text:p>
          </table:table-cell>
          <table:table-cell table:style-name="ce17" office:value-type="float" office:value="1.9791536183632">
            <text:p>1,98</text:p>
          </table:table-cell>
          <table:table-cell table:style-name="ce16" office:value-type="float" office:value="0.09057113092601">
            <text:p>0,09</text:p>
          </table:table-cell>
          <table:table-cell table:style-name="ce16" office:value-type="float" office:value="-5.1530766242125">
            <text:p>-5,15</text:p>
          </table:table-cell>
          <table:table-cell table:style-name="ce16" office:value-type="float" office:value="0.26104560828195">
            <text:p>0,26</text:p>
          </table:table-cell>
          <table:table-cell table:style-name="ce19" table:formula="of:=[.S9]/[.Q9]" office:value-type="float" office:value="3.59339162559016">
            <text:p>3,593</text:p>
          </table:table-cell>
          <table:table-cell table:style-name="ce19" table:formula="of:=SQRT( (1/([.Q9]^2))*([.T9]^2) +([.S9]^2/([.Q9]^4))*([.R9]^2))" office:value-type="float" office:value="0.349956813744826">
            <text:p>0,350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AVERAGE([.F10:.H10])" office:value-type="float" office:value="59.1333333333333">
            <text:p>59,13</text:p>
          </table:table-cell>
          <table:table-cell table:formula="of:=STDEV([.F10:.H10])" office:value-type="float" office:value="0.680685928555403">
            <text:p>0,68</text:p>
          </table:table-cell>
          <table:table-cell office:value-type="float" office:value="58.6">
            <text:p>58,6</text:p>
          </table:table-cell>
          <table:table-cell office:value-type="float" office:value="58.9">
            <text:p>58,9</text:p>
          </table:table-cell>
          <table:table-cell office:value-type="float" office:value="59.9">
            <text:p>59,9</text:p>
          </table:table-cell>
          <table:table-cell table:style-name="Default"/>
          <table:table-cell table:number-columns-repeated="6"/>
          <table:table-cell table:style-name="ce12" office:value-type="float" office:value="120">
            <text:p>120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6">
            <text:p>6</text:p>
          </table:table-cell>
          <table:table-cell table:style-name="ce14" office:value-type="float" office:value="241.759478158669">
            <text:p>241,8</text:p>
          </table:table-cell>
          <table:table-cell table:style-name="ce14" office:value-type="float" office:value="6.73086987286023">
            <text:p>6,7</text:p>
          </table:table-cell>
          <table:table-cell table:style-name="ce16" office:value-type="float" office:value="1.38457136252974">
            <text:p>1,38</text:p>
          </table:table-cell>
          <table:table-cell table:style-name="ce16" office:value-type="float" office:value="0.20471087227138">
            <text:p>0,20</text:p>
          </table:table-cell>
          <table:table-cell table:style-name="ce16" office:value-type="float" office:value="-4.52487773173021">
            <text:p>-4,52</text:p>
          </table:table-cell>
          <table:table-cell table:style-name="ce16" office:value-type="float" office:value="2.71327720581942">
            <text:p>2,71</text:p>
          </table:table-cell>
          <table:table-cell table:style-name="ce19" table:formula="of:=[.S10]/[.Q10]" office:value-type="float" office:value="3.89934642191402">
            <text:p>3,899</text:p>
          </table:table-cell>
          <table:table-cell table:style-name="ce19" table:formula="of:=SQRT( (1/([.Q10]^2))*([.T10]^2) +([.S10]^2/([.Q10]^4))*([.R10]^2))" office:value-type="float" office:value="0.392661977651546">
            <text:p>0,393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AVERAGE([.F11:.H11])" office:value-type="float" office:value="41.9">
            <text:p>41,90</text:p>
          </table:table-cell>
          <table:table-cell table:formula="of:=STDEV([.F11:.H11])" office:value-type="float" office:value="0.871779788708135">
            <text:p>0,87</text:p>
          </table:table-cell>
          <table:table-cell office:value-type="float" office:value="42.3">
            <text:p>42,3</text:p>
          </table:table-cell>
          <table:table-cell office:value-type="float" office:value="42.5">
            <text:p>42,5</text:p>
          </table:table-cell>
          <table:table-cell office:value-type="float" office:value="40.9">
            <text:p>40,9</text:p>
          </table:table-cell>
          <table:table-cell table:style-name="Default"/>
          <table:table-cell table:number-columns-repeated="6"/>
          <table:table-cell table:style-name="ce12" office:value-type="float" office:value="130">
            <text:p>130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6">
            <text:p>6</text:p>
          </table:table-cell>
          <table:table-cell table:style-name="ce14" office:value-type="float" office:value="277.264049125135">
            <text:p>277,3</text:p>
          </table:table-cell>
          <table:table-cell table:style-name="ce14" office:value-type="float" office:value="3.93505874114221">
            <text:p>3,9</text:p>
          </table:table-cell>
          <table:table-cell table:style-name="ce16" office:value-type="float" office:value="1.19227800312225">
            <text:p>1,19</text:p>
          </table:table-cell>
          <table:table-cell table:style-name="ce16" office:value-type="float" office:value="0.0909372273944352">
            <text:p>0,09</text:p>
          </table:table-cell>
          <table:table-cell table:style-name="ce16" office:value-type="float" office:value="-2.63047565967391">
            <text:p>-2,63</text:p>
          </table:table-cell>
          <table:table-cell table:style-name="ce16" office:value-type="float" office:value="1.19368912787704">
            <text:p>1,19</text:p>
          </table:table-cell>
          <table:table-cell table:style-name="ce19" table:formula="of:=[.S11]/[.Q11]" office:value-type="float" office:value="4.47200079234089">
            <text:p>4,472</text:p>
          </table:table-cell>
          <table:table-cell table:style-name="ce19" table:formula="of:=SQRT( (1/([.Q11]^2))*([.T11]^2) +([.S11]^2/([.Q11]^4))*([.R11]^2))" office:value-type="float" office:value="0.437403524792464">
            <text:p>0,437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AVERAGE([.F12:.H12])" office:value-type="float" office:value="28.4666666666667">
            <text:p>28,47</text:p>
          </table:table-cell>
          <table:table-cell table:formula="of:=STDEV([.F12:.H12])" office:value-type="float" office:value="0.665832811847939">
            <text:p>0,67</text:p>
          </table:table-cell>
          <table:table-cell office:value-type="float" office:value="28.3">
            <text:p>28,3</text:p>
          </table:table-cell>
          <table:table-cell office:value-type="float" office:value="27.9">
            <text:p>27,9</text:p>
          </table:table-cell>
          <table:table-cell office:value-type="float" office:value="29.2">
            <text:p>29,2</text:p>
          </table:table-cell>
          <table:table-cell table:style-name="Default"/>
          <table:table-cell table:number-columns-repeated="2"/>
          <table:table-cell office:value-type="string">
            <text:p>p=62Pa</text:p>
          </table:table-cell>
          <table:table-cell office:value-type="string">
            <text:p>+- 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AVERAGE([.F13:.H13])" office:value-type="float" office:value="20.7">
            <text:p>20,70</text:p>
          </table:table-cell>
          <table:table-cell table:formula="of:=STDEV([.F13:.H13])" office:value-type="float" office:value="0.0999999999999996">
            <text:p>0,10</text:p>
          </table:table-cell>
          <table:table-cell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AVERAGE([.F14:.H14])" office:value-type="float" office:value="14.4666666666667">
            <text:p>14,47</text:p>
          </table:table-cell>
          <table:table-cell table:formula="of:=STDEV([.F14:.H14])" office:value-type="float" office:value="0.472581562625261">
            <text:p>0,47</text:p>
          </table:table-cell>
          <table:table-cell office:value-type="float" office:value="15">
            <text:p>15</text:p>
          </table:table-cell>
          <table:table-cell office:value-type="float" office:value="14.3">
            <text:p>14,3</text:p>
          </table:table-cell>
          <table:table-cell office:value-type="float" office:value="14.1">
            <text:p>14,1</text:p>
          </table:table-cell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AVERAGE([.F15:.H15])" office:value-type="float" office:value="9">
            <text:p>9,00</text:p>
          </table:table-cell>
          <table:table-cell table:formula="of:=STDEV([.F15:.H15])" office:value-type="float" office:value="0.0999999999999996">
            <text:p>0,10</text:p>
          </table:table-cell>
          <table:table-cell office:value-type="float" office:value="9.1">
            <text:p>9,1</text:p>
          </table:table-cell>
          <table:table-cell office:value-type="float" office:value="9">
            <text:p>9</text:p>
          </table:table-cell>
          <table:table-cell office:value-type="float" office:value="8.9">
            <text:p>8,9</text:p>
          </table:table-cell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AVERAGE([.F16:.H16])" office:value-type="float" office:value="5">
            <text:p>5,00</text:p>
          </table:table-cell>
          <table:table-cell table:formula="of:=STDEV([.F16:.H16])" office:value-type="float" office:value="0.916515138991168">
            <text:p>0,92</text:p>
          </table:table-cell>
          <table:table-cell office:value-type="float" office:value="6">
            <text:p>6</text:p>
          </table:table-cell>
          <table:table-cell office:value-type="float" office:value="4.8">
            <text:p>4,8</text:p>
          </table:table-cell>
          <table:table-cell office:value-type="float" office:value="4.2">
            <text:p>4,2</text:p>
          </table:table-cell>
          <table:table-cell table:style-name="Default"/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>
            <text:p>E=80V/cm</text:p>
          </table:table-cell>
          <table:table-cell table:style-name="Default" table:number-columns-repeated="6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table:number-columns-spanned="7" table:number-rows-spanned="1">
            <text:p>E=80V/cm</text:p>
          </table:table-cell>
          <table:covered-table-cell table:number-columns-repeated="2" table:style-name="ce3"/>
          <table:covered-table-cell table:number-columns-repeated="4"/>
          <table:table-cell table:number-columns-repeated="17"/>
        </table:table-row>
        <table:table-row table:style-name="ro2">
          <table:table-cell table:number-columns-repeated="2"/>
          <table:table-cell table:style-name="ce2" office:value-type="string">
            <text:p>x [mm]</text:p>
          </table:table-cell>
          <table:table-cell table:style-name="ce2" office:value-type="string">
            <text:p>I[pA]</text:p>
          </table:table-cell>
          <table:table-cell table:style-name="ce2" office:value-type="string">
            <text:p><text:span text:style-name="T1"><text:s/></text:span><text:span text:style-name="T1">σ</text:span>I [pA]</text:p>
          </table:table-cell>
          <table:table-cell table:style-name="ce5" office:value-type="string">
            <text:p>I<text:span text:style-name="T2">1</text:span> [pA]</text:p>
          </table:table-cell>
          <table:table-cell table:style-name="ce5" office:value-type="string">
            <text:p>I<text:span text:style-name="T2">2</text:span> [pA]</text:p>
          </table:table-cell>
          <table:table-cell table:style-name="ce5" office:value-type="string">
            <text:p>I<text:span text:style-name="T2">3</text:span> [pA]</text:p>
          </table:table-cell>
          <table:table-cell table:style-name="ce5" office:value-type="string">
            <text:p>I<text:span text:style-name="T2">4</text:span> [pA]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AVERAGE([.F22:.I22])" office:value-type="float" office:value="186.55">
            <text:p>186,55</text:p>
          </table:table-cell>
          <table:table-cell table:formula="of:=STDEV([.F22:.I22])" office:value-type="float" office:value="1.76918060129542">
            <text:p>1,77</text:p>
          </table:table-cell>
          <table:table-cell office:value-type="float" office:value="186.7">
            <text:p>186,7</text:p>
          </table:table-cell>
          <table:table-cell office:value-type="float" office:value="188.3">
            <text:p>188,3</text:p>
          </table:table-cell>
          <table:table-cell office:value-type="float" office:value="184.1">
            <text:p>184,1</text:p>
          </table:table-cell>
          <table:table-cell office:value-type="float" office:value="187.1">
            <text:p>187,1</text:p>
          </table:table-cell>
          <table:table-cell/>
          <table:table-cell table:style-name="ce7" office:value-type="string">
            <text:p>I_0</text:p>
          </table:table-cell>
          <table:table-cell table:style-name="ce8" office:value-type="float" office:value="14.4999089634163">
            <text:p>1,45E+001</text:p>
          </table:table-cell>
          <table:table-cell table:style-name="ce8" office:value-type="float" office:value="0.272829503607616">
            <text:p>2,73E-00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AVERAGE([.F23:.I23])" office:value-type="float" office:value="138.4">
            <text:p>138,40</text:p>
          </table:table-cell>
          <table:table-cell table:formula="of:=STDEV([.F23:.I23])" office:value-type="float" office:value="1.45830952361517">
            <text:p>1,46</text:p>
          </table:table-cell>
          <table:table-cell office:value-type="float" office:value="139.4">
            <text:p>139,4</text:p>
          </table:table-cell>
          <table:table-cell office:value-type="float" office:value="137.1">
            <text:p>137,1</text:p>
          </table:table-cell>
          <table:table-cell office:value-type="float" office:value="139.9">
            <text:p>139,9</text:p>
          </table:table-cell>
          <table:table-cell office:value-type="float" office:value="137.2">
            <text:p>137,2</text:p>
          </table:table-cell>
          <table:table-cell/>
          <table:table-cell office:value-type="string">
            <text:p>Alpha</text:p>
          </table:table-cell>
          <table:table-cell table:style-name="ce8" office:value-type="float" office:value="103.870749665164">
            <text:p>1,04E+002</text:p>
          </table:table-cell>
          <table:table-cell table:style-name="ce8" office:value-type="float" office:value="6.44050816071827">
            <text:p>6,44E+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AVERAGE([.F24:.I24])" office:value-type="float" office:value="102.075">
            <text:p>102,08</text:p>
          </table:table-cell>
          <table:table-cell table:formula="of:=STDEV([.F24:.I24])" office:value-type="float" office:value="1.51959424408842">
            <text:p>1,52</text:p>
          </table:table-cell>
          <table:table-cell office:value-type="float" office:value="103.4">
            <text:p>103,4</text:p>
          </table:table-cell>
          <table:table-cell office:value-type="float" office:value="99.9">
            <text:p>99,9</text:p>
          </table:table-cell>
          <table:table-cell office:value-type="float" office:value="102.3">
            <text:p>102,3</text:p>
          </table:table-cell>
          <table:table-cell office:value-type="float" office:value="102.7">
            <text:p>102,7</text:p>
          </table:table-cell>
          <table:table-cell/>
          <table:table-cell office:value-type="string">
            <text:p>ip</text:p>
          </table:table-cell>
          <table:table-cell table:style-name="ce8" office:value-type="float" office:value="-2.44933687143354">
            <text:p>-2,45E+000</text:p>
          </table:table-cell>
          <table:table-cell table:style-name="ce8" office:value-type="float" office:value="1.72963119877238">
            <text:p>1,73E+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AVERAGE([.F25:.I25])" office:value-type="float" office:value="78.1675">
            <text:p>78,17</text:p>
          </table:table-cell>
          <table:table-cell table:formula="of:=STDEV([.F25:.I25])" office:value-type="float" office:value="1.28461083601221">
            <text:p>1,28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7.77">
            <text:p>77,77</text:p>
          </table:table-cell>
          <table:table-cell office:value-type="float" office:value="77.9">
            <text:p>77,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AVERAGE([.F26:.I26])" office:value-type="float" office:value="57.7">
            <text:p>57,70</text:p>
          </table:table-cell>
          <table:table-cell table:formula="of:=STDEV([.F26:.I26])" office:value-type="float" office:value="1.30894359440479">
            <text:p>1,31</text:p>
          </table:table-cell>
          <table:table-cell office:value-type="float" office:value="59.3">
            <text:p>59,3</text:p>
          </table:table-cell>
          <table:table-cell office:value-type="float" office:value="57.6">
            <text:p>57,6</text:p>
          </table:table-cell>
          <table:table-cell office:value-type="float" office:value="57.8">
            <text:p>57,8</text:p>
          </table:table-cell>
          <table:table-cell office:value-type="float" office:value="56.1">
            <text:p>56,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AVERAGE([.F27:.I27])" office:value-type="float" office:value="42.375">
            <text:p>42,38</text:p>
          </table:table-cell>
          <table:table-cell table:formula="of:=STDEV([.F27:.I27])" office:value-type="float" office:value="0.298607881119483">
            <text:p>0,30</text:p>
          </table:table-cell>
          <table:table-cell office:value-type="float" office:value="42.7">
            <text:p>42,7</text:p>
          </table:table-cell>
          <table:table-cell office:value-type="float" office:value="42.3">
            <text:p>42,3</text:p>
          </table:table-cell>
          <table:table-cell office:value-type="float" office:value="42.5">
            <text:p>42,5</text:p>
          </table:table-cell>
          <table:table-cell office:value-type="float" office:value="42">
            <text:p>4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AVERAGE([.F28:.I28])" office:value-type="float" office:value="31.375">
            <text:p>31,38</text:p>
          </table:table-cell>
          <table:table-cell table:formula="of:=STDEV([.F28:.I28])" office:value-type="float" office:value="1.09962114688045">
            <text:p>1,10</text:p>
          </table:table-cell>
          <table:table-cell office:value-type="float" office:value="32.7">
            <text:p>32,7</text:p>
          </table:table-cell>
          <table:table-cell office:value-type="float" office:value="31.7">
            <text:p>31,7</text:p>
          </table:table-cell>
          <table:table-cell office:value-type="float" office:value="31">
            <text:p>31</text:p>
          </table:table-cell>
          <table:table-cell office:value-type="float" office:value="30.1">
            <text:p>30,1</text:p>
          </table:table-cell>
          <table:table-cell table:number-columns-repeated="2"/>
          <table:table-cell office:value-type="string">
            <text:p>A</text:p>
          </table:table-cell>
          <table:table-cell table:style-name="ce8" office:value-type="float" office:value="18.32203674145">
            <text:p>1,83E+001</text:p>
          </table:table-cell>
          <table:table-cell table:style-name="ce8" office:value-type="float" office:value="2.5852517213226">
            <text:p>2,59E+0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AVERAGE([.F29:.I29])" office:value-type="float" office:value="21.85">
            <text:p>21,85</text:p>
          </table:table-cell>
          <table:table-cell table:formula="of:=STDEV([.F29:.I29])" office:value-type="float" office:value="0.704745817062199">
            <text:p>0,70</text:p>
          </table:table-cell>
          <table:table-cell office:value-type="float" office:value="21.1">
            <text:p>21,1</text:p>
          </table:table-cell>
          <table:table-cell office:value-type="float" office:value="22.4">
            <text:p>22,4</text:p>
          </table:table-cell>
          <table:table-cell office:value-type="float" office:value="22.5">
            <text:p>22,5</text:p>
          </table:table-cell>
          <table:table-cell office:value-type="float" office:value="21.4">
            <text:p>21,4</text:p>
          </table:table-cell>
          <table:table-cell table:number-columns-repeated="2"/>
          <table:table-cell office:value-type="string">
            <text:p>B</text:p>
          </table:table-cell>
          <table:table-cell table:style-name="ce8" office:value-type="float" office:value="305.9597217415">
            <text:p>3,06E+002</text:p>
          </table:table-cell>
          <table:table-cell table:style-name="ce8" office:value-type="float" office:value="28.732799372455">
            <text:p>2,87E+0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AVERAGE([.F30:.I30])" office:value-type="float" office:value="14.725">
            <text:p>14,73</text:p>
          </table:table-cell>
          <table:table-cell table:formula="of:=STDEV([.F30:.I30])" office:value-type="float" office:value="0.670198975429437">
            <text:p>0,67</text:p>
          </table:table-cell>
          <table:table-cell office:value-type="float" office:value="15.4">
            <text:p>15,4</text:p>
          </table:table-cell>
          <table:table-cell office:value-type="float" office:value="14.2">
            <text:p>14,2</text:p>
          </table:table-cell>
          <table:table-cell office:value-type="float" office:value="15.2">
            <text:p>15,2</text:p>
          </table:table-cell>
          <table:table-cell office:value-type="float" office:value="14.1">
            <text:p>14,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AVERAGE([.F31:.I31])" office:value-type="float" office:value="10.45">
            <text:p>10,45</text:p>
          </table:table-cell>
          <table:table-cell table:formula="of:=STDEV([.F31:.I31])" office:value-type="float" office:value="1.16189500386222">
            <text:p>1,16</text:p>
          </table:table-cell>
          <table:table-cell office:value-type="float" office:value="10.6">
            <text:p>10,6</text:p>
          </table:table-cell>
          <table:table-cell office:value-type="float" office:value="11.5">
            <text:p>11,5</text:p>
          </table:table-cell>
          <table:table-cell office:value-type="float" office:value="10.9">
            <text:p>10,9</text:p>
          </table:table-cell>
          <table:table-cell office:value-type="float" office:value="8.8">
            <text:p>8,8</text:p>
          </table:table-cell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table:number-columns-spanned="7" table:number-rows-spanned="1">
            <text:p>E=120V/cm</text:p>
          </table:table-cell>
          <table:covered-table-cell table:number-columns-repeated="2" table:style-name="ce3"/>
          <table:covered-table-cell table:number-columns-repeated="4"/>
          <table:table-cell table:number-columns-repeated="17"/>
        </table:table-row>
        <table:table-row table:style-name="ro2">
          <table:table-cell table:number-columns-repeated="2"/>
          <table:table-cell table:style-name="ce2" office:value-type="string">
            <text:p>x [mm]</text:p>
          </table:table-cell>
          <table:table-cell table:style-name="ce2" office:value-type="string">
            <text:p>I[pA]</text:p>
          </table:table-cell>
          <table:table-cell table:style-name="ce2" office:value-type="string">
            <text:p><text:span text:style-name="T1"><text:s/></text:span><text:span text:style-name="T1">σ</text:span>I [pA]</text:p>
          </table:table-cell>
          <table:table-cell table:style-name="ce5" office:value-type="string">
            <text:p>I<text:span text:style-name="T2">1</text:span> [pA]</text:p>
          </table:table-cell>
          <table:table-cell table:style-name="ce5" office:value-type="string">
            <text:p>I<text:span text:style-name="T2">2</text:span> [pA]</text:p>
          </table:table-cell>
          <table:table-cell table:style-name="ce5" office:value-type="string">
            <text:p>I<text:span text:style-name="T2">3</text:span> [pA]</text:p>
          </table:table-cell>
          <table:table-cell table:style-name="ce5" office:value-type="string">
            <text:p>I<text:span text:style-name="T2">4</text:span> [pA]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AVERAGE([.F36:.I36])" office:value-type="float" office:value="169.425">
            <text:p>169,43</text:p>
          </table:table-cell>
          <table:table-cell table:formula="of:=STDEV([.F36:.I36])" office:value-type="float" office:value="1.85180092522568">
            <text:p>1,85</text:p>
          </table:table-cell>
          <table:table-cell office:value-type="float" office:value="167.7">
            <text:p>167,7</text:p>
          </table:table-cell>
          <table:table-cell office:value-type="float" office:value="171.4">
            <text:p>171,4</text:p>
          </table:table-cell>
          <table:table-cell office:value-type="float" office:value="168">
            <text:p>168</text:p>
          </table:table-cell>
          <table:table-cell office:value-type="float" office:value="170.6">
            <text:p>170,6</text:p>
          </table:table-cell>
          <table:table-cell/>
          <table:table-cell table:style-name="ce7" office:value-type="string">
            <text:p>I_0</text:p>
          </table:table-cell>
          <table:table-cell table:style-name="ce8" office:value-type="float" office:value="1.38457136252974">
            <text:p>1,38E+000</text:p>
          </table:table-cell>
          <table:table-cell table:style-name="ce8" office:value-type="float" office:value="0.20471087227138">
            <text:p>2,05E-00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AVERAGE([.F37:.I37])" office:value-type="float" office:value="104.075">
            <text:p>104,08</text:p>
          </table:table-cell>
          <table:table-cell table:formula="of:=STDEV([.F37:.I37])" office:value-type="float" office:value="1.81911150473704">
            <text:p>1,82</text:p>
          </table:table-cell>
          <table:table-cell office:value-type="float" office:value="106.5">
            <text:p>106,5</text:p>
          </table:table-cell>
          <table:table-cell office:value-type="float" office:value="104">
            <text:p>104</text:p>
          </table:table-cell>
          <table:table-cell office:value-type="float" office:value="102.1">
            <text:p>102,1</text:p>
          </table:table-cell>
          <table:table-cell office:value-type="float" office:value="103.7">
            <text:p>103,7</text:p>
          </table:table-cell>
          <table:table-cell/>
          <table:table-cell office:value-type="string">
            <text:p>Alpha</text:p>
          </table:table-cell>
          <table:table-cell table:style-name="ce8" office:value-type="float" office:value="241.759478158669">
            <text:p>2,42E+002</text:p>
          </table:table-cell>
          <table:table-cell table:style-name="ce8" office:value-type="float" office:value="6.73086987286023">
            <text:p>6,73E+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AVERAGE([.F38:.I38])" office:value-type="float" office:value="60.65">
            <text:p>60,65</text:p>
          </table:table-cell>
          <table:table-cell table:formula="of:=STDEV([.F38:.I38])" office:value-type="float" office:value="1.79722007556114">
            <text:p>1,80</text:p>
          </table:table-cell>
          <table:table-cell office:value-type="float" office:value="61.9">
            <text:p>61,9</text:p>
          </table:table-cell>
          <table:table-cell office:value-type="float" office:value="61.6">
            <text:p>61,6</text:p>
          </table:table-cell>
          <table:table-cell office:value-type="float" office:value="61.1">
            <text:p>61,1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ip</text:p>
          </table:table-cell>
          <table:table-cell table:style-name="ce8" office:value-type="float" office:value="-4.52487773173021">
            <text:p>-4,52E+000</text:p>
          </table:table-cell>
          <table:table-cell table:style-name="ce8" office:value-type="float" office:value="2.71327720581942">
            <text:p>2,71E+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AVERAGE([.F39:.I39])" office:value-type="float" office:value="37.6">
            <text:p>37,60</text:p>
          </table:table-cell>
          <table:table-cell table:formula="of:=STDEV([.F39:.I39])" office:value-type="float" office:value="0.668331255192111">
            <text:p>0,67</text:p>
          </table:table-cell>
          <table:table-cell office:value-type="float" office:value="38.3">
            <text:p>38,3</text:p>
          </table:table-cell>
          <table:table-cell office:value-type="float" office:value="37.8">
            <text:p>37,8</text:p>
          </table:table-cell>
          <table:table-cell office:value-type="float" office:value="37.6">
            <text:p>37,6</text:p>
          </table:table-cell>
          <table:table-cell office:value-type="float" office:value="36.7">
            <text:p>36,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AVERAGE([.F40:.I40])" office:value-type="float" office:value="22.775">
            <text:p>22,78</text:p>
          </table:table-cell>
          <table:table-cell table:formula="of:=STDEV([.F40:.I40])" office:value-type="float" office:value="0.0957427107756336">
            <text:p>0,10</text:p>
          </table:table-cell>
          <table:table-cell office:value-type="float" office:value="22.9">
            <text:p>22,9</text:p>
          </table:table-cell>
          <table:table-cell office:value-type="float" office:value="22.8">
            <text:p>22,8</text:p>
          </table:table-cell>
          <table:table-cell table:number-columns-repeated="2" office:value-type="float" office:value="22.7">
            <text:p>22,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AVERAGE([.F41:.I41])" office:value-type="float" office:value="12.475">
            <text:p>12,48</text:p>
          </table:table-cell>
          <table:table-cell table:formula="of:=STDEV([.F41:.I41])" office:value-type="float" office:value="0.45">
            <text:p>0,45</text:p>
          </table:table-cell>
          <table:table-cell office:value-type="float" office:value="13.1">
            <text:p>13,1</text:p>
          </table:table-cell>
          <table:table-cell office:value-type="float" office:value="12.5">
            <text:p>12,5</text:p>
          </table:table-cell>
          <table:table-cell office:value-type="float" office:value="12.2">
            <text:p>12,2</text:p>
          </table:table-cell>
          <table:table-cell office:value-type="float" office:value="12.1">
            <text:p>12,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AVERAGE([.F42:.I42])" office:value-type="float" office:value="6.45">
            <text:p>6,45</text:p>
          </table:table-cell>
          <table:table-cell table:formula="of:=STDEV([.F42:.I42])" office:value-type="float" office:value="1.04721853816033">
            <text:p>1,05</text:p>
          </table:table-cell>
          <table:table-cell office:value-type="float" office:value="6.3">
            <text:p>6,3</text:p>
          </table:table-cell>
          <table:table-cell office:value-type="float" office:value="6.8">
            <text:p>6,8</text:p>
          </table:table-cell>
          <table:table-cell office:value-type="float" office:value="5.1">
            <text:p>5,1</text:p>
          </table:table-cell>
          <table:table-cell office:value-type="float" office:value="7.6">
            <text:p>7,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AVERAGE([.F43:.I43])" office:value-type="float" office:value="2.775">
            <text:p>2,78</text:p>
          </table:table-cell>
          <table:table-cell table:formula="of:=STDEV([.F43:.I43])" office:value-type="float" office:value="0.708872343937891">
            <text:p>0,71</text:p>
          </table:table-cell>
          <table:table-cell office:value-type="float" office:value="3.4">
            <text:p>3,4</text:p>
          </table:table-cell>
          <table:table-cell office:value-type="float" office:value="2.5">
            <text:p>2,5</text:p>
          </table:table-cell>
          <table:table-cell office:value-type="float" office:value="1.9">
            <text:p>1,9</text:p>
          </table:table-cell>
          <table:table-cell office:value-type="float" office:value="3.3">
            <text:p>3,3</text:p>
          </table:table-cell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table:number-columns-spanned="7" table:number-rows-spanned="1">
            <text:p>E=130V/cm</text:p>
          </table:table-cell>
          <table:covered-table-cell table:number-columns-repeated="2" table:style-name="ce3"/>
          <table:covered-table-cell table:number-columns-repeated="4"/>
          <table:table-cell table:number-columns-repeated="17"/>
        </table:table-row>
        <table:table-row table:style-name="ro2">
          <table:table-cell table:number-columns-repeated="2"/>
          <table:table-cell table:style-name="ce2" office:value-type="string">
            <text:p>x [mm]</text:p>
          </table:table-cell>
          <table:table-cell table:style-name="ce2" office:value-type="string">
            <text:p>I[pA]</text:p>
          </table:table-cell>
          <table:table-cell table:style-name="ce2" office:value-type="string">
            <text:p><text:span text:style-name="T1"><text:s/></text:span><text:span text:style-name="T1">σ</text:span>I [pA]</text:p>
          </table:table-cell>
          <table:table-cell table:style-name="ce5" office:value-type="string">
            <text:p>I<text:span text:style-name="T2">1</text:span> [pA]</text:p>
          </table:table-cell>
          <table:table-cell table:style-name="ce5" office:value-type="string">
            <text:p>I<text:span text:style-name="T2">2</text:span> [pA]</text:p>
          </table:table-cell>
          <table:table-cell table:style-name="ce5" office:value-type="string">
            <text:p>I<text:span text:style-name="T2">3</text:span> [pA]</text:p>
          </table:table-cell>
          <table:table-cell table:style-name="ce5" office:value-type="string">
            <text:p>I<text:span text:style-name="T2">4</text:span> [pA]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AVERAGE([.F48:.I48])" office:value-type="float" office:value="172.725">
            <text:p>172,73</text:p>
          </table:table-cell>
          <table:table-cell table:formula="of:=STDEV([.F48:.I48])" office:value-type="float" office:value="1.81360598440418">
            <text:p>1,81</text:p>
          </table:table-cell>
          <table:table-cell office:value-type="float" office:value="173.8">
            <text:p>173,8</text:p>
          </table:table-cell>
          <table:table-cell office:value-type="float" office:value="171.9">
            <text:p>171,9</text:p>
          </table:table-cell>
          <table:table-cell office:value-type="float" office:value="170.6">
            <text:p>170,6</text:p>
          </table:table-cell>
          <table:table-cell office:value-type="float" office:value="174.6">
            <text:p>174,6</text:p>
          </table:table-cell>
          <table:table-cell/>
          <table:table-cell table:style-name="ce7" office:value-type="string">
            <text:p>I_0</text:p>
          </table:table-cell>
          <table:table-cell table:style-name="ce8" office:value-type="float" office:value="1.19227800312225">
            <text:p>1,19E+000</text:p>
          </table:table-cell>
          <table:table-cell table:style-name="ce8" office:value-type="float" office:value="0.0909372273944352">
            <text:p>9,09E-002</text:p>
          </table:table-cell>
          <table:table-cell table:style-name="ce10"/>
          <table:table-cell table:number-columns-repeated="12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AVERAGE([.F49:.I49])" office:value-type="float" office:value="97.525">
            <text:p>97,53</text:p>
          </table:table-cell>
          <table:table-cell table:formula="of:=STDEV([.F49:.I49])" office:value-type="float" office:value="1.25">
            <text:p>1,25</text:p>
          </table:table-cell>
          <table:table-cell office:value-type="float" office:value="97.4">
            <text:p>97,4</text:p>
          </table:table-cell>
          <table:table-cell office:value-type="float" office:value="97.9">
            <text:p>97,9</text:p>
          </table:table-cell>
          <table:table-cell office:value-type="float" office:value="98.9">
            <text:p>98,9</text:p>
          </table:table-cell>
          <table:table-cell office:value-type="float" office:value="95.9">
            <text:p>95,9</text:p>
          </table:table-cell>
          <table:table-cell/>
          <table:table-cell office:value-type="string">
            <text:p>Alpha</text:p>
          </table:table-cell>
          <table:table-cell table:style-name="ce8" office:value-type="float" office:value="277.264049125135">
            <text:p>2,77E+002</text:p>
          </table:table-cell>
          <table:table-cell table:style-name="ce8" office:value-type="float" office:value="3.93505874114221">
            <text:p>3,94E+000</text:p>
          </table:table-cell>
          <table:table-cell table:style-name="ce10"/>
          <table:table-cell table:number-columns-repeated="12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AVERAGE([.F50:.I50])" office:value-type="float" office:value="56.4">
            <text:p>56,40</text:p>
          </table:table-cell>
          <table:table-cell table:formula="of:=STDEV([.F50:.I50])" office:value-type="float" office:value="0.828653526310404">
            <text:p>0,83</text:p>
          </table:table-cell>
          <table:table-cell office:value-type="float" office:value="56.4">
            <text:p>56,4</text:p>
          </table:table-cell>
          <table:table-cell office:value-type="float" office:value="55.3">
            <text:p>55,3</text:p>
          </table:table-cell>
          <table:table-cell office:value-type="float" office:value="56.6">
            <text:p>56,6</text:p>
          </table:table-cell>
          <table:table-cell office:value-type="float" office:value="57.3">
            <text:p>57,3</text:p>
          </table:table-cell>
          <table:table-cell/>
          <table:table-cell office:value-type="string">
            <text:p>ip</text:p>
          </table:table-cell>
          <table:table-cell table:style-name="ce8" office:value-type="float" office:value="-2.63047565967391">
            <text:p>-2,63E+000</text:p>
          </table:table-cell>
          <table:table-cell table:style-name="ce8" office:value-type="float" office:value="1.19368912787704">
            <text:p>1,19E+000</text:p>
          </table:table-cell>
          <table:table-cell table:style-name="ce10"/>
          <table:table-cell table:number-columns-repeated="12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AVERAGE([.F51:.I51])" office:value-type="float" office:value="32.575">
            <text:p>32,58</text:p>
          </table:table-cell>
          <table:table-cell table:formula="of:=STDEV([.F51:.I51])" office:value-type="float" office:value="0.788986691902976">
            <text:p>0,79</text:p>
          </table:table-cell>
          <table:table-cell office:value-type="float" office:value="32.2">
            <text:p>32,2</text:p>
          </table:table-cell>
          <table:table-cell office:value-type="float" office:value="33.7">
            <text:p>33,7</text:p>
          </table:table-cell>
          <table:table-cell office:value-type="float" office:value="31.9">
            <text:p>31,9</text:p>
          </table:table-cell>
          <table:table-cell office:value-type="float" office:value="32.5">
            <text:p>32,5</text:p>
          </table:table-cell>
          <table:table-cell table:number-columns-repeated="3"/>
          <table:table-cell table:style-name="ce8"/>
          <table:table-cell table:style-name="ce10"/>
          <table:table-cell table:number-columns-repeated="1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AVERAGE([.F52:.I52])" office:value-type="float" office:value="17.475">
            <text:p>17,48</text:p>
          </table:table-cell>
          <table:table-cell table:formula="of:=STDEV([.F52:.I52])" office:value-type="float" office:value="0.359397644214131">
            <text:p>0,36</text:p>
          </table:table-cell>
          <table:table-cell office:value-type="float" office:value="18">
            <text:p>18</text:p>
          </table:table-cell>
          <table:table-cell office:value-type="float" office:value="17.4">
            <text:p>17,4</text:p>
          </table:table-cell>
          <table:table-cell office:value-type="float" office:value="17.2">
            <text:p>17,2</text:p>
          </table:table-cell>
          <table:table-cell office:value-type="float" office:value="17.3">
            <text:p>17,3</text:p>
          </table:table-cell>
          <table:table-cell table:number-columns-repeated="3"/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AVERAGE([.F53:.I53])" office:value-type="float" office:value="7.9">
            <text:p>7,90</text:p>
          </table:table-cell>
          <table:table-cell table:formula="of:=STDEV([.F53:.I53])" office:value-type="float" office:value="0.516397779494322">
            <text:p>0,52</text:p>
          </table:table-cell>
          <table:table-cell office:value-type="float" office:value="7.3">
            <text:p>7,3</text:p>
          </table:table-cell>
          <table:table-cell office:value-type="float" office:value="8.5">
            <text:p>8,5</text:p>
          </table:table-cell>
          <table:table-cell office:value-type="float" office:value="8.1">
            <text:p>8,1</text:p>
          </table:table-cell>
          <table:table-cell office:value-type="float" office:value="7.7">
            <text:p>7,7</text:p>
          </table:table-cell>
          <table:table-cell table:number-columns-repeated="3"/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AVERAGE([.F54:.I54])" office:value-type="float" office:value="2.9">
            <text:p>2,90</text:p>
          </table:table-cell>
          <table:table-cell table:formula="of:=STDEV([.F54:.I54])" office:value-type="float" office:value="0.294392028877595">
            <text:p>0,29</text:p>
          </table:table-cell>
          <table:table-cell office:value-type="float" office:value="3.2">
            <text:p>3,2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office:value-type="float" office:value="2.9">
            <text:p>2,9</text:p>
          </table:table-cell>
          <table:table-cell table:number-columns-repeated="3"/>
          <table:table-cell table:style-name="ce10" table:number-columns-repeated="2"/>
          <table:table-cell table:number-columns-repeated="1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AVERAGE([.F55:.I55])" office:value-type="float" office:value="0.125">
            <text:p>0,13</text:p>
          </table:table-cell>
          <table:table-cell table:formula="of:=STDEV([.F55:.I55])" office:value-type="float" office:value="0.85">
            <text:p>0,85</text:p>
          </table:table-cell>
          <table:table-cell office:value-type="float" office:value="1.3">
            <text:p>1,3</text:p>
          </table:table-cell>
          <table:table-cell office:value-type="float" office:value="-0.2">
            <text:p>-0,2</text:p>
          </table:table-cell>
          <table:table-cell office:value-type="float" office:value="0.1">
            <text:p>0,1</text:p>
          </table:table-cell>
          <table:table-cell office:value-type="float" office:value="-0.7">
            <text:p>-0,7</text:p>
          </table:table-cell>
          <table:table-cell table:number-columns-repeated="3"/>
          <table:table-cell table:style-name="ce10" table:number-columns-repeated="2"/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table:number-columns-spanned="7" table:number-rows-spanned="1">
            <text:p>E=110V/cm</text:p>
          </table:table-cell>
          <table:covered-table-cell table:number-columns-repeated="2" table:style-name="ce3"/>
          <table:covered-table-cell table:number-columns-repeated="4"/>
          <table:table-cell table:number-columns-repeated="17"/>
        </table:table-row>
        <table:table-row table:style-name="ro2">
          <table:table-cell table:number-columns-repeated="2"/>
          <table:table-cell table:style-name="ce2" office:value-type="string">
            <text:p>x [mm]</text:p>
          </table:table-cell>
          <table:table-cell table:style-name="ce2" office:value-type="string">
            <text:p>I[pA]</text:p>
          </table:table-cell>
          <table:table-cell table:style-name="ce2" office:value-type="string">
            <text:p><text:span text:style-name="T1"><text:s/></text:span><text:span text:style-name="T1">σ</text:span>I [pA]</text:p>
          </table:table-cell>
          <table:table-cell table:style-name="ce5" office:value-type="string">
            <text:p>I<text:span text:style-name="T2">1</text:span> [pA]</text:p>
          </table:table-cell>
          <table:table-cell table:style-name="ce5" office:value-type="string">
            <text:p>I<text:span text:style-name="T2">2</text:span> [pA]</text:p>
          </table:table-cell>
          <table:table-cell table:style-name="ce5" office:value-type="string">
            <text:p>I<text:span text:style-name="T2">3</text:span> [pA]</text:p>
          </table:table-cell>
          <table:table-cell table:style-name="ce5" office:value-type="string">
            <text:p>I<text:span text:style-name="T2">4</text:span> [pA]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AVERAGE([.F61:.I61])" office:value-type="float" office:value="166.35">
            <text:p>166,35</text:p>
          </table:table-cell>
          <table:table-cell table:formula="of:=STDEV([.F61:.I61])" office:value-type="float" office:value="2.80535202782111">
            <text:p>2,81</text:p>
          </table:table-cell>
          <table:table-cell office:value-type="float" office:value="168.8">
            <text:p>168,8</text:p>
          </table:table-cell>
          <table:table-cell office:value-type="float" office:value="162.5">
            <text:p>162,5</text:p>
          </table:table-cell>
          <table:table-cell office:value-type="float" office:value="168">
            <text:p>168</text:p>
          </table:table-cell>
          <table:table-cell office:value-type="float" office:value="166.1">
            <text:p>166,1</text:p>
          </table:table-cell>
          <table:table-cell/>
          <table:table-cell table:style-name="ce7" office:value-type="string">
            <text:p>I_0</text:p>
          </table:table-cell>
          <table:table-cell table:style-name="ce9" office:value-type="float" office:value="1.9791536183632">
            <text:p>1,98E+000</text:p>
          </table:table-cell>
          <table:table-cell table:style-name="ce8" office:value-type="float" office:value="0.09057113092601">
            <text:p>9,06E-00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AVERAGE([.F62:.I62])" office:value-type="float" office:value="102.85">
            <text:p>102,85</text:p>
          </table:table-cell>
          <table:table-cell table:formula="of:=STDEV([.F62:.I62])" office:value-type="float" office:value="3.87341365378568">
            <text:p>3,87</text:p>
          </table:table-cell>
          <table:table-cell office:value-type="float" office:value="101.1">
            <text:p>101,1</text:p>
          </table:table-cell>
          <table:table-cell office:value-type="float" office:value="102.9">
            <text:p>102,9</text:p>
          </table:table-cell>
          <table:table-cell office:value-type="float" office:value="99.2">
            <text:p>99,2</text:p>
          </table:table-cell>
          <table:table-cell office:value-type="float" office:value="108.2">
            <text:p>108,2</text:p>
          </table:table-cell>
          <table:table-cell/>
          <table:table-cell office:value-type="string">
            <text:p>Alpha</text:p>
          </table:table-cell>
          <table:table-cell table:style-name="ce8" office:value-type="float" office:value="222.79028078659">
            <text:p>2,23E+002</text:p>
          </table:table-cell>
          <table:table-cell table:style-name="ce8" office:value-type="float" office:value="2.4341569585436">
            <text:p>2,43E+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AVERAGE([.F63:.I63])" office:value-type="float" office:value="64.2">
            <text:p>64,20</text:p>
          </table:table-cell>
          <table:table-cell table:formula="of:=STDEV([.F63:.I63])" office:value-type="float" office:value="1.12249721603219">
            <text:p>1,12</text:p>
          </table:table-cell>
          <table:table-cell office:value-type="float" office:value="65.4">
            <text:p>65,4</text:p>
          </table:table-cell>
          <table:table-cell office:value-type="float" office:value="64.9">
            <text:p>64,9</text:p>
          </table:table-cell>
          <table:table-cell office:value-type="float" office:value="63.1">
            <text:p>63,1</text:p>
          </table:table-cell>
          <table:table-cell office:value-type="float" office:value="63.4">
            <text:p>63,4</text:p>
          </table:table-cell>
          <table:table-cell/>
          <table:table-cell office:value-type="string">
            <text:p>ip</text:p>
          </table:table-cell>
          <table:table-cell table:style-name="ce8" office:value-type="float" office:value="-5.1530766242125">
            <text:p>-5,15E+000</text:p>
          </table:table-cell>
          <table:table-cell table:style-name="ce8" office:value-type="float" office:value="0.26104560828195">
            <text:p>2,61E-00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AVERAGE([.F64:.I64])" office:value-type="float" office:value="40.2">
            <text:p>40,20</text:p>
          </table:table-cell>
          <table:table-cell table:formula="of:=STDEV([.F64:.I64])" office:value-type="float" office:value="4.25754232705521">
            <text:p>4,26</text:p>
          </table:table-cell>
          <table:table-cell office:value-type="float" office:value="45.7">
            <text:p>45,7</text:p>
          </table:table-cell>
          <table:table-cell office:value-type="float" office:value="40.5">
            <text:p>40,5</text:p>
          </table:table-cell>
          <table:table-cell office:value-type="float" office:value="35.4">
            <text:p>35,4</text:p>
          </table:table-cell>
          <table:table-cell office:value-type="float" office:value="39.2">
            <text:p>39,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AVERAGE([.F65:.I65])" office:value-type="float" office:value="25.05">
            <text:p>25,05</text:p>
          </table:table-cell>
          <table:table-cell table:formula="of:=STDEV([.F65:.I65])" office:value-type="float" office:value="2.62995563967658">
            <text:p>2,63</text:p>
          </table:table-cell>
          <table:table-cell office:value-type="float" office:value="28.9">
            <text:p>28,9</text:p>
          </table:table-cell>
          <table:table-cell office:value-type="float" office:value="23.7">
            <text:p>23,7</text:p>
          </table:table-cell>
          <table:table-cell office:value-type="float" office:value="23.1">
            <text:p>23,1</text:p>
          </table:table-cell>
          <table:table-cell office:value-type="float" office:value="24.5">
            <text:p>24,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AVERAGE([.F66:.I66])" office:value-type="float" office:value="13.425">
            <text:p>13,43</text:p>
          </table:table-cell>
          <table:table-cell table:formula="of:=STDEV([.F66:.I66])" office:value-type="float" office:value="0.665206734782504">
            <text:p>0,67</text:p>
          </table:table-cell>
          <table:table-cell office:value-type="float" office:value="13">
            <text:p>13</text:p>
          </table:table-cell>
          <table:table-cell office:value-type="float" office:value="14.4">
            <text:p>14,4</text:p>
          </table:table-cell>
          <table:table-cell office:value-type="float" office:value="13">
            <text:p>13</text:p>
          </table:table-cell>
          <table:table-cell office:value-type="float" office:value="13.3">
            <text:p>13,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AVERAGE([.F67:.I67])" office:value-type="float" office:value="7.1">
            <text:p>7,10</text:p>
          </table:table-cell>
          <table:table-cell table:formula="of:=STDEV([.F67:.I67])" office:value-type="float" office:value="1.14309521329882">
            <text:p>1,14</text:p>
          </table:table-cell>
          <table:table-cell office:value-type="float" office:value="6.7">
            <text:p>6,7</text:p>
          </table:table-cell>
          <table:table-cell office:value-type="float" office:value="7.7">
            <text:p>7,7</text:p>
          </table:table-cell>
          <table:table-cell office:value-type="float" office:value="8.3">
            <text:p>8,3</text:p>
          </table:table-cell>
          <table:table-cell office:value-type="float" office:value="5.7">
            <text:p>5,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AVERAGE([.F68:.I68])" office:value-type="float" office:value="2.375">
            <text:p>2,38</text:p>
          </table:table-cell>
          <table:table-cell table:formula="of:=STDEV([.F68:.I68])" office:value-type="float" office:value="0.206155281280883">
            <text:p>0,21</text:p>
          </table:table-cell>
          <table:table-cell office:value-type="float" office:value="2.6">
            <text:p>2,6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AVERAGE([.F69:.I69])" office:value-type="float" office:value="-0.75">
            <text:p>-0,75</text:p>
          </table:table-cell>
          <table:table-cell table:formula="of:=STDEV([.F69:.I69])" office:value-type="float" office:value="0.732575365861197">
            <text:p>0,73</text:p>
          </table:table-cell>
          <table:table-cell office:value-type="float" office:value="-0.9">
            <text:p>-0,9</text:p>
          </table:table-cell>
          <table:table-cell office:value-type="float" office:value="-1">
            <text:p>-1</text:p>
          </table:table-cell>
          <table:table-cell office:value-type="float" office:value="-1.4">
            <text:p>-1,4</text:p>
          </table:table-cell>
          <table:table-cell office:value-type="float" office:value="0.3">
            <text:p>0,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AVERAGE([.F70:.I70])" office:value-type="float" office:value="-2">
            <text:p>-2,00</text:p>
          </table:table-cell>
          <table:table-cell table:formula="of:=STDEV([.F70:.I70])" office:value-type="float" office:value="0.812403840463596">
            <text:p>0,81</text:p>
          </table:table-cell>
          <table:table-cell office:value-type="float" office:value="-1.4">
            <text:p>-1,4</text:p>
          </table:table-cell>
          <table:table-cell office:value-type="float" office:value="-1.7">
            <text:p>-1,7</text:p>
          </table:table-cell>
          <table:table-cell office:value-type="float" office:value="-3.2">
            <text:p>-3,2</text:p>
          </table:table-cell>
          <table:table-cell office:value-type="float" office:value="-1.7">
            <text:p>-1,7</text:p>
          </table:table-cell>
          <table:table-cell table:number-columns-repeated="17"/>
        </table:table-row>
      </table:table>
      <table:table table:name="List2" table:style-name="ta1"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3" table:default-cell-style-name="ce3"/>
        <table:table-row table:style-name="ro1">
          <table:table-cell table:style-name="ce1" office:value-type="string" table:number-columns-spanned="6" table:number-rows-spanned="1">
            <text:p>E = 100V/cm</text:p>
          </table:table-cell>
          <table:covered-table-cell table:number-columns-repeated="2" table:style-name="ce3"/>
          <table:covered-table-cell table:number-columns-repeated="3"/>
        </table:table-row>
        <table:table-row table:style-name="ro3">
          <table:table-cell table:style-name="ce2" office:value-type="string">
            <text:p>x [mm]</text:p>
          </table:table-cell>
          <table:table-cell table:style-name="ce2" office:value-type="string">
            <text:p>I[pA]</text:p>
          </table:table-cell>
          <table:table-cell table:style-name="ce2" office:value-type="string">
            <text:p><text:span text:style-name="T1"><text:s/></text:span><text:span text:style-name="T1">σ</text:span>I [pA]</text:p>
          </table:table-cell>
          <table:table-cell table:style-name="ce5" office:value-type="string">
            <text:p>I<text:span text:style-name="T2">1</text:span> [pA]</text:p>
          </table:table-cell>
          <table:table-cell table:style-name="ce5" office:value-type="string">
            <text:p>I<text:span text:style-name="T2">2</text:span> [pA]</text:p>
          </table:table-cell>
          <table:table-cell table:style-name="ce5" office:value-type="string">
            <text:p>I<text:span text:style-name="T2">3</text:span> [pA]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.D3:.F3])" office:value-type="float" office:value="177.133333333333">
            <text:p>177,13</text:p>
          </table:table-cell>
          <table:table-cell table:formula="of:=STDEV([.D3:.F3])" office:value-type="float" office:value="1.955334583475">
            <text:p>1,96</text:p>
          </table:table-cell>
          <table:table-cell office:value-type="float" office:value="175.1">
            <text:p>175,1</text:p>
          </table:table-cell>
          <table:table-cell office:value-type="float" office:value="179">
            <text:p>179</text:p>
          </table:table-cell>
          <table:table-cell office:value-type="float" office:value="177.3">
            <text:p>177,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.D4:.F4])" office:value-type="float" office:value="123.2">
            <text:p>123,20</text:p>
          </table:table-cell>
          <table:table-cell table:formula="of:=STDEV([.D4:.F4])" office:value-type="float" office:value="0.793725393319375">
            <text:p>0,79</text:p>
          </table:table-cell>
          <table:table-cell office:value-type="float" office:value="122.6">
            <text:p>122,6</text:p>
          </table:table-cell>
          <table:table-cell office:value-type="float" office:value="124.1">
            <text:p>124,1</text:p>
          </table:table-cell>
          <table:table-cell office:value-type="float" office:value="122.9">
            <text:p>122,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.D5:.F5])" office:value-type="float" office:value="86.7333333333333">
            <text:p>86,73</text:p>
          </table:table-cell>
          <table:table-cell table:formula="of:=STDEV([.D5:.F5])" office:value-type="float" office:value="2.89194283023253">
            <text:p>2,89</text:p>
          </table:table-cell>
          <table:table-cell office:value-type="float" office:value="83.6">
            <text:p>83,6</text:p>
          </table:table-cell>
          <table:table-cell office:value-type="float" office:value="87.3">
            <text:p>87,3</text:p>
          </table:table-cell>
          <table:table-cell office:value-type="float" office:value="89.3">
            <text:p>89,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.D6:.F6])" office:value-type="float" office:value="59.1333333333333">
            <text:p>59,13</text:p>
          </table:table-cell>
          <table:table-cell table:formula="of:=STDEV([.D6:.F6])" office:value-type="float" office:value="0.680685928555403">
            <text:p>0,68</text:p>
          </table:table-cell>
          <table:table-cell office:value-type="float" office:value="58.6">
            <text:p>58,6</text:p>
          </table:table-cell>
          <table:table-cell office:value-type="float" office:value="58.9">
            <text:p>58,9</text:p>
          </table:table-cell>
          <table:table-cell office:value-type="float" office:value="59.9">
            <text:p>59,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.D7:.F7])" office:value-type="float" office:value="41.9">
            <text:p>41,90</text:p>
          </table:table-cell>
          <table:table-cell table:formula="of:=STDEV([.D7:.F7])" office:value-type="float" office:value="0.871779788708135">
            <text:p>0,87</text:p>
          </table:table-cell>
          <table:table-cell office:value-type="float" office:value="42.3">
            <text:p>42,3</text:p>
          </table:table-cell>
          <table:table-cell office:value-type="float" office:value="42.5">
            <text:p>42,5</text:p>
          </table:table-cell>
          <table:table-cell office:value-type="float" office:value="40.9">
            <text:p>40,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.D8:.F8])" office:value-type="float" office:value="28.4666666666667">
            <text:p>28,47</text:p>
          </table:table-cell>
          <table:table-cell table:formula="of:=STDEV([.D8:.F8])" office:value-type="float" office:value="0.665832811847939">
            <text:p>0,67</text:p>
          </table:table-cell>
          <table:table-cell office:value-type="float" office:value="28.3">
            <text:p>28,3</text:p>
          </table:table-cell>
          <table:table-cell office:value-type="float" office:value="27.9">
            <text:p>27,9</text:p>
          </table:table-cell>
          <table:table-cell office:value-type="float" office:value="29.2">
            <text:p>29,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.D9:.F9])" office:value-type="float" office:value="20.7">
            <text:p>20,70</text:p>
          </table:table-cell>
          <table:table-cell table:formula="of:=STDEV([.D9:.F9])" office:value-type="float" office:value="0.0999999999999996">
            <text:p>0,10</text:p>
          </table:table-cell>
          <table:table-cell office:value-type="float" office:value="20.8">
            <text:p>20,8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.D10:.F10])" office:value-type="float" office:value="14.4666666666667">
            <text:p>14,47</text:p>
          </table:table-cell>
          <table:table-cell table:formula="of:=STDEV([.D10:.F10])" office:value-type="float" office:value="0.472581562625261">
            <text:p>0,47</text:p>
          </table:table-cell>
          <table:table-cell office:value-type="float" office:value="15">
            <text:p>15</text:p>
          </table:table-cell>
          <table:table-cell office:value-type="float" office:value="14.3">
            <text:p>14,3</text:p>
          </table:table-cell>
          <table:table-cell office:value-type="float" office:value="14.1">
            <text:p>14,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.D11:.F11])" office:value-type="float" office:value="9">
            <text:p>9,00</text:p>
          </table:table-cell>
          <table:table-cell table:formula="of:=STDEV([.D11:.F11])" office:value-type="float" office:value="0.0999999999999996">
            <text:p>0,10</text:p>
          </table:table-cell>
          <table:table-cell office:value-type="float" office:value="9.1">
            <text:p>9,1</text:p>
          </table:table-cell>
          <table:table-cell office:value-type="float" office:value="9">
            <text:p>9</text:p>
          </table:table-cell>
          <table:table-cell office:value-type="float" office:value="8.9">
            <text:p>8,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.D12:.F12])" office:value-type="float" office:value="5">
            <text:p>5,00</text:p>
          </table:table-cell>
          <table:table-cell table:formula="of:=STDEV([.D12:.F12])" office:value-type="float" office:value="0.916515138991168">
            <text:p>0,92</text:p>
          </table:table-cell>
          <table:table-cell office:value-type="float" office:value="6">
            <text:p>6</text:p>
          </table:table-cell>
          <table:table-cell office:value-type="float" office:value="4.8">
            <text:p>4,8</text:p>
          </table:table-cell>
          <table:table-cell office:value-type="float" office:value="4.2">
            <text:p>4,2</text:p>
          </table:table-cell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2">12.03.2012</text:date>, <text:time>17:03:1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9T21:43:09</meta:creation-date>
    <dc:date>2012-03-12T17:03:10</dc:date>
    <meta:editing-duration>PT5H14M17S</meta:editing-duration>
    <meta:editing-cycles>31</meta:editing-cycles>
    <meta:generator>LibreOffice/3.4$Linux LibreOffice_project/340m1$Build-502</meta:generator>
    <dc:creator>Paulie </dc:creator>
    <meta:document-statistic meta:table-count="3" meta:cell-count="539" meta:object-count="0"/>
    <meta:user-defined meta:name="qrichtext">1</meta:user-defined>
  </office:meta>
</office:document-meta>
</file>